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2.672cm" style:rel-column-width="10007*"/>
    </style:style>
    <style:style style:name="Таблица1.B" style:family="table-column">
      <style:table-column-properties style:column-width="1.949cm" style:rel-column-width="7300*"/>
    </style:style>
    <style:style style:name="Таблица1.C" style:family="table-column">
      <style:table-column-properties style:column-width="1.949cm" style:rel-column-width="7301*"/>
    </style:style>
    <style:style style:name="Таблица1.D" style:family="table-column">
      <style:table-column-properties style:column-width="1.221cm" style:rel-column-width="4574*"/>
    </style:style>
    <style:style style:name="Таблица1.E" style:family="table-column">
      <style:table-column-properties style:column-width="2.009cm" style:rel-column-width="7524*"/>
    </style:style>
    <style:style style:name="Таблица1.F" style:family="table-column">
      <style:table-column-properties style:column-width="1.953cm" style:rel-column-width="7313*"/>
    </style:style>
    <style:style style:name="Таблица1.G" style:family="table-column">
      <style:table-column-properties style:column-width="2.058cm" style:rel-column-width="7707*"/>
    </style:style>
    <style:style style:name="Таблица1.H" style:family="table-column">
      <style:table-column-properties style:column-width="1.02cm" style:rel-column-width="3821*"/>
    </style:style>
    <style:style style:name="Таблица1.I" style:family="table-column">
      <style:table-column-properties style:column-width="2.665cm" style:rel-column-width="998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style:border-line-width="0.053cm 0.026cm 0.026cm" fo:padding-left="0.18cm" fo:padding-right="0.127cm" fo:padding-top="0.127cm" fo:padding-bottom="0.127cm" fo:border="3pt double #00000a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7.691cm"/>
    </style:style>
    <style:style style:name="Таблица2.B" style:family="table-column">
      <style:table-column-properties style:column-width="9.19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5cm" table:align="margins" style:writing-mode="lr-tb"/>
    </style:style>
    <style:style style:name="Таблица3.A" style:family="table-column">
      <style:table-column-properties style:column-width="1.944cm" style:rel-column-width="728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color="#ff0000" style:font-name="Verdana" fo:font-size="8pt" style:font-size-asian="8pt" style:font-size-complex="8pt"/>
    </style:style>
    <style:style style:name="P13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f25d8" officeooo:paragraph-rsid="000f25d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fo:color="#ff0000" style:font-name="Verdana" fo:font-size="8pt" style:font-size-asian="8pt" style:font-size-complex="8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color="#ff0000" style:font-name="Verdana" fo:font-size="8pt" officeooo:rsid="000f25d8" officeooo:paragraph-rsid="000f25d8" style:font-size-asian="8pt" style:font-size-complex="8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color="#ff0000" style:font-name="Verdana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30" style:family="paragraph" style:parent-style-name="Standard">
      <style:paragraph-properties fo:margin-top="0cm" fo:margin-bottom="0cm" style:contextual-spacing="false" fo:text-align="end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Verdana" fo:font-size="8pt" officeooo:rsid="000f25d8" officeooo:paragraph-rsid="000f25d8" style:font-name-asian="Times New Roman1" style:font-size-asian="8pt" style:font-name-complex="Times New Roman1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use-window-font-color="true" fo:font-size="12pt" officeooo:rsid="000f25d8" officeooo:paragraph-rsid="000f25d8" style:font-size-asian="12p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34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style:use-window-font-color="true" fo:font-size="12pt" officeooo:rsid="000f25d8" officeooo:paragraph-rsid="000f25d8" style:font-size-asian="12pt" style:language-asian="ru" style:country-asian="RU" style:font-size-complex="12pt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" style:family="text">
      <style:text-properties officeooo:rsid="000f25d8"/>
    </style:style>
    <style:style style:name="T4" style:family="text">
      <style:text-properties style:use-window-font-color="true" officeooo:rsid="000f25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</text:p>
      <text:p text:style-name="P17">к претензии по договору</text:p>
      <text:p text:style-name="P32">{{НаименованиеДоговора}}</text:p>
      <text:p text:style-name="P4"/>
      <text:p text:style-name="P20">Расчет процентов</text:p>
      <text:p text:style-name="P20">по ст.395 ГК РФ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1">Задолженность,<text:line-break/>руб.</text:p>
          </table:table-cell>
          <table:table-cell table:style-name="Таблица1.A1" table:number-columns-spanned="3" office:value-type="string">
            <text:p text:style-name="P11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1">Оплата</text:p>
          </table:table-cell>
          <table:covered-table-cell/>
          <table:table-cell table:style-name="Таблица1.A1" office:value-type="string">
            <text:p text:style-name="P11">Процентная<text:line-break/>ставка</text:p>
          </table:table-cell>
          <table:table-cell table:style-name="Таблица1.A1" office:value-type="string">
            <text:p text:style-name="P11">Дней<text:line-break/>в<text:line-break/>году</text:p>
          </table:table-cell>
          <table:table-cell table:style-name="Таблица1.A1" office:value-type="string">
            <text:p text:style-name="P11">Проценты,<text:line-break/>руб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11">c</text:p>
          </table:table-cell>
          <table:table-cell table:style-name="Таблица1.A1" office:value-type="string">
            <text:p text:style-name="P11">по</text:p>
          </table:table-cell>
          <table:table-cell table:style-name="Таблица1.A1" office:value-type="string">
            <text:p text:style-name="P11">  дни  </text:p>
          </table:table-cell>
          <table:table-cell table:style-name="Таблица1.A1" office:value-type="string">
            <text:p text:style-name="P11">сумма, руб.</text:p>
          </table:table-cell>
          <table:table-cell table:style-name="Таблица1.A1" office:value-type="string">
            <text:p text:style-name="P11">дата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>[1]</text:p>
          </table:table-cell>
          <table:table-cell table:style-name="Таблица1.A1" office:value-type="string">
            <text:p text:style-name="P11">[2]</text:p>
          </table:table-cell>
          <table:table-cell table:style-name="Таблица1.A1" office:value-type="string">
            <text:p text:style-name="P11">[3]</text:p>
          </table:table-cell>
          <table:table-cell table:style-name="Таблица1.A1" office:value-type="string">
            <text:p text:style-name="P11">[4]</text:p>
          </table:table-cell>
          <table:table-cell table:style-name="Таблица1.A1" office:value-type="string">
            <text:p text:style-name="P11">[5]</text:p>
          </table:table-cell>
          <table:table-cell table:style-name="Таблица1.A1" office:value-type="string">
            <text:p text:style-name="P11">[6]</text:p>
          </table:table-cell>
          <table:table-cell table:style-name="Таблица1.A1" office:value-type="string">
            <text:p text:style-name="P11">[7]</text:p>
          </table:table-cell>
          <table:table-cell table:style-name="Таблица1.A1" office:value-type="string">
            <text:p text:style-name="P11">[8]</text:p>
          </table:table-cell>
          <table:table-cell table:style-name="Таблица1.A1" office:value-type="string">
            <text:p text:style-name="P11">[1]×[4]×[7]/[8]</text:p>
          </table:table-cell>
        </table:table-row>
      </table:table>
      <text:p text:style-name="P25"><text:bookmark text:name="_GoBack"/>{{#РасчетПроцента}}</text:p>
      <table:table table:name="Таблица3" table:style-name="Таблица3">
        <table:table-column table:style-name="Таблица3.A" table:number-columns-repeated="9"/>
        <table:table-row>
          <table:table-cell table:style-name="Таблица3.A1" office:value-type="string">
            <text:p text:style-name="P31">{{Задолженность}}</text:p>
          </table:table-cell>
          <table:table-cell table:style-name="Таблица3.A1" office:value-type="string">
            <text:p text:style-name="P31">{{ПериодС}}</text:p>
          </table:table-cell>
          <table:table-cell table:style-name="Таблица3.A1" office:value-type="string">
            <text:p text:style-name="P31">{{ПериодПо}}</text:p>
          </table:table-cell>
          <table:table-cell table:style-name="Таблица3.A1" office:value-type="string">
            <text:p text:style-name="P31">{{ПериодДни}}</text:p>
          </table:table-cell>
          <table:table-cell table:style-name="Таблица3.A1" office:value-type="string">
            <text:p text:style-name="P31">{{ОплатаСумма}}</text:p>
          </table:table-cell>
          <table:table-cell table:style-name="Таблица3.A1" office:value-type="string">
            <text:p text:style-name="P31">{{ОплатаДата}}</text:p>
          </table:table-cell>
          <table:table-cell table:style-name="Таблица3.A1" office:value-type="string">
            <text:p text:style-name="P31">{{Процент}}</text:p>
          </table:table-cell>
          <table:table-cell table:style-name="Таблица3.A1" office:value-type="string">
            <text:p text:style-name="P31">{{ДнейВГоду}}</text:p>
          </table:table-cell>
          <table:table-cell table:style-name="Таблица3.I1" office:value-type="string">
            <text:p text:style-name="P31">{{ПроцентСумма}}</text:p>
          </table:table-cell>
        </table:table-row>
      </table:table>
      <text:p text:style-name="P25">{{/РасчетПроцента}}</text:p>
      <text:p text:style-name="P4"><text:tab/></text:p>
      <text:p text:style-name="P4"/>
      <text:p text:style-name="P34">{{Отправитель.РуководительДолжность}}</text:p>
      <text:p text:style-name="P33"><text:span text:style-name="T4">{{Отправитель.Наименование}}</text:span><text:tab/> <text:s text:c="12"/><text:span text:style-name="T4">{{Отправитель.РуководительФИО}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1">В Арбитражный суд ХМАО-Югры</text:p>
            <text:p text:style-name="P19">628011, г. Ханты-Мансийск, ул. Мира, 27</text:p>
            <text:p text:style-name="P5"/>
          </table:table-cell>
        </table:table-row>
        <table:table-row table:style-name="Таблица2.1">
          <table:table-cell table:style-name="Таблица2.A1" office:value-type="string">
            <text:p text:style-name="P7">Истец:</text:p>
            <text:p text:style-name="P7"/>
            <text:p text:style-name="P7"/>
            <text:p text:style-name="P7"/>
            <text:p text:style-name="P7"/>
            <text:p text:style-name="P7"/>
            <text:p text:style-name="P24"><text:s/>Представитель истца:</text:p>
          </table:table-cell>
          <table:table-cell table:style-name="Таблица2.A1" office:value-type="string">
            <text:p text:style-name="P3">Сокол Элеонора Юрьевна</text:p>
            <text:p text:style-name="P3">Дата и место рождения: 08.11.1966, г. Орджоникидзе Республики Северная Осетия-Алания</text:p>
            <text:p text:style-name="P3">г. Волгоград, ул. Электролесовская, д. 86, кв. 42</text:p>
            <text:p text:style-name="P3"/>
            <text:p text:style-name="P23"><text:s/>Ворфаламеев Дмитрий Артурович</text:p>
            <text:p text:style-name="P23">Тел. +7 922 478 40 18</text:p>
            <text:p text:style-name="P2"><text:span text:style-name="T2">e</text:span><text:span text:style-name="T1">-</text:span><text:span text:style-name="T2">mail</text:span><text:span text:style-name="T1">: </text:span><text:span text:style-name="T2">vorfalameev</text:span><text:span text:style-name="T1">.</text:span><text:span text:style-name="T2">d</text:span><text:span text:style-name="T1">@</text:span><text:span text:style-name="T2">mail</text:span><text:span text:style-name="T1">.</text:span><text:span text:style-name="T2">ru</text:span>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7">Ответчик:</text:p>
          </table:table-cell>
          <table:table-cell table:style-name="Таблица2.A1" office:value-type="string">
            <text:p text:style-name="P3">ООО «Агростройинвест»</text:p>
            <text:p text:style-name="P3">ОГРН 1063444064650, ИНН 3444139842</text:p>
            <text:p text:style-name="P3">628280, ХМАО-Югра, г. Мегион, ул. Береговая, д. 11, стр. 2, каб. № 1-2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20">Ходатайство</text:p>
      <text:p text:style-name="P20">об участии в предварительном судебном заседании посредством видеоконференц-связи</text:p>
      <text:p text:style-name="P13"/>
      <text:p text:style-name="P14"><text:tab/>Сокол Элеонорой Юрьевной предъявлен иск к ООО «Агростройинвест» о взыскании действительной стоимости доли и процентов за нарушение срока исполнения обязательства. </text:p>
      <text:p text:style-name="P14"><text:tab/>Истец просит предоставить возможность участия в предварительном судебном заседании посредством видеоконференц-связи при содействии Арбитражного суда Западно-Сибирского округа (в связи с нахождением представителя истца в г. Тюмени).</text:p>
      <text:p text:style-name="P14"/>
      <text:p text:style-name="P14"/>
      <text:p text:style-name="P14"/>
      <text:p text:style-name="P14">Представитель истца</text:p>
      <text:p text:style-name="P14">по доверенности<text:tab/><text:tab/><text:tab/><text:tab/><text:tab/><text:tab/><text:tab/><text:tab/><text:tab/>Ворфаламеев Д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4</meta:editing-cycles>
    <meta:creation-date>2019-04-19T04:38:00</meta:creation-date>
    <dc:date>2019-05-28T09:03:05.994350361</dc:date>
    <meta:editing-duration>PT46S</meta:editing-duration>
    <meta:generator>LibreOffice/4.2.8.2$Linux_x86 LibreOffice_project/420m0$Build-2</meta:generator>
    <meta:document-statistic meta:table-count="3" meta:image-count="0" meta:object-count="0" meta:page-count="2" meta:paragraph-count="59" meta:word-count="179" meta:character-count="1514" meta:non-whitespace-character-count="13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